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none" style:text-line-through-typ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smooth rou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tch to animated u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lement circular collision box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ore +1 for landed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use / play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move plane when l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me over when planes collide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4T15:59:16.365142181</dc:date>
    <meta:editing-duration>P2DT5H19M40S</meta:editing-duration>
    <meta:editing-cycles>11</meta:editing-cycles>
    <meta:generator>LibreOffice/5.1.6.2$Linux_X86_64 LibreOffice_project/10m0$Build-2</meta:generator>
    <meta:document-statistic meta:table-count="1" meta:cell-count="31" meta:object-count="0"/>
  </office:meta>
</office:document-meta>
</file>